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2" style:parent-style-name="Standarduser" style:family="paragraph">
      <style:paragraph-properties fo:text-align="center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4" style:parent-style-name="Standarduser" style:family="paragraph">
      <style:text-properties style:font-name="Arial" style:font-name-complex="Arial" fo:font-size="11pt" style:font-size-asian="11pt" style:font-size-complex="11pt"/>
    </style:style>
    <style:style style:name="P5" style:parent-style-name="Standarduser" style:family="paragraph">
      <style:text-properties style:font-name="Arial" style:font-name-complex="Arial" fo:font-size="11pt" style:font-size-asian="11pt" style:font-size-complex="11pt"/>
    </style:style>
    <style:style style:name="P6" style:parent-style-name="Standarduser" style:family="paragraph">
      <style:text-properties style:font-name="Arial" style:font-name-complex="Arial" fo:font-size="11pt" style:font-size-asian="11pt" style:font-size-complex="11pt"/>
    </style:style>
    <style:style style:name="P7" style:parent-style-name="Standarduser" style:family="paragraph">
      <style:text-properties style:font-name="Arial" style:font-name-complex="Arial" fo:font-size="11pt" style:font-size-asian="11pt" style:font-size-complex="11pt"/>
    </style:style>
    <style:style style:name="P8" style:parent-style-name="Standarduser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9" style:parent-style-name="Standarduser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P10" style:parent-style-name="Standard" style:family="paragraph">
      <style:text-properties style:font-name="Arial" style:font-name-complex="Arial" fo:font-size="11pt" style:font-size-asian="11pt"/>
    </style:style>
    <style:style style:name="P11" style:parent-style-name="Standarduser" style:family="paragraph">
      <style:text-properties style:font-name="Arial" style:font-name-complex="Arial" style:font-weight-complex="bold" fo:font-size="11pt" style:font-size-asian="11pt"/>
    </style:style>
    <style:style style:name="P12" style:parent-style-name="Standarduser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P13" style:parent-style-name="Standarduser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P14" style:parent-style-name="Standarduser" style:family="paragraph">
      <style:text-properties style:font-name="Arial" style:font-name-complex="Arial" style:font-weight-complex="bold" fo:font-size="11pt" style:font-size-asian="11pt"/>
    </style:style>
    <style:style style:name="P15" style:parent-style-name="Standarduser" style:family="paragraph">
      <style:text-properties style:font-name="Arial" style:font-name-complex="Arial" style:font-weight-complex="bold" fo:font-size="11pt" style:font-size-asian="11pt"/>
    </style:style>
    <style:style style:name="P16" style:parent-style-name="Standard" style:family="paragraph">
      <style:text-properties style:font-name="Arial" style:font-name-complex="Arial"/>
    </style:style>
    <style:style style:name="TableColumn18" style:family="table-column">
      <style:table-column-properties style:column-width="2.8208in" style:use-optimal-column-width="false"/>
    </style:style>
    <style:style style:name="TableColumn19" style:family="table-column">
      <style:table-column-properties style:column-width="2.1152in" style:use-optimal-column-width="false"/>
    </style:style>
    <style:style style:name="TableColumn20" style:family="table-column">
      <style:table-column-properties style:column-width="2.3097in" style:use-optimal-column-width="false"/>
    </style:style>
    <style:style style:name="Table17" style:family="table">
      <style:table-properties style:width="7.2458in" fo:margin-left="-0.3229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style:font-name-complex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style:font-name-complex="Arial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style:font-name-complex="Arial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style:font-name-complex="Arial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style:font-name-complex="Arial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style:font-name-complex="Arial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 style:font-name-complex="Arial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 style:font-name-complex="Arial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style:font-name-complex="Arial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style:font-name-complex="Arial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style:font-name-complex="Arial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 fo:font-style="italic" style:font-style-asian="italic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paragraph-properties fo:margin-left="0.9847in" fo:text-indent="-0.9847in">
        <style:tab-stops/>
      </style:paragraph-properties>
      <style:text-properties style:font-name="Arial" style:font-name-complex="Arial"/>
    </style:style>
    <style:style style:name="P71" style:parent-style-name="Standard" style:family="paragraph">
      <style:paragraph-properties fo:margin-left="0.9847in" fo:text-indent="-0.9847in">
        <style:tab-stops/>
      </style:paragraph-properties>
      <style:text-properties style:font-name="Arial" style:font-name-complex="Arial"/>
    </style:style>
    <style:style style:name="P72" style:parent-style-name="Standard" style:family="paragraph">
      <style:paragraph-properties fo:margin-left="0.9847in" fo:text-indent="-0.9847in">
        <style:tab-stops/>
      </style:paragraph-properties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Comparative Genomics 2018</text:p>
      <text:p text:style-name="P2"><text:span text:style-name="T3">Practical 8: Interaction Networks</text:span></text:p>
      <text:p text:style-name="P4"/>
      <text:p text:style-name="P5">Group 11</text:p>
      <text:p text:style-name="P6">Fuqi Xu, Milda Valiukonyte, Shuhan Xu</text:p>
      <text:p text:style-name="P7"/>
      <text:p text:style-name="P8"/>
      <text:h text:style-name="P9" text:outline-level="1">Summary</text:h>
      <text:p text:style-name="P10">&lt;Text&gt;</text:p>
      <text:h text:style-name="P11" text:outline-level="1"/>
      <text:h text:style-name="P12" text:outline-level="1"/>
      <text:h text:style-name="P13" text:outline-level="1">Comparative network analysis using STRING</text:h>
      <text:h text:style-name="P14" text:outline-level="1"/>
      <text:h text:style-name="P15" text:outline-level="1">We retrieved the STRING NCBI taxon-Id of the following organisms.</text:h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NCBI taxid</text:p>
          </table:table-cell>
          <table:table-cell table:style-name="TableCell26">
            <text:p text:style-name="P27">STRING NCBI taxon-Id</text:p>
          </table:table-cell>
        </table:table-row>
        <table:table-row table:style-name="TableRow28">
          <table:table-cell table:style-name="TableCell29">
            <text:p text:style-name="P30">Escherichia<text:s/>coli 536</text:p>
          </table:table-cell>
          <table:table-cell table:style-name="TableCell31">
            <text:p text:style-name="P32">362663</text:p>
          </table:table-cell>
          <table:table-cell table:style-name="TableCell33">
            <text:p text:style-name="P34">362663</text:p>
          </table:table-cell>
        </table:table-row>
        <table:table-row table:style-name="TableRow35">
          <table:table-cell table:style-name="TableCell36">
            <text:p text:style-name="P37">Streptomyces coelicolor A3(2)</text:p>
          </table:table-cell>
          <table:table-cell table:style-name="TableCell38">
            <text:p text:style-name="P39">100226</text:p>
          </table:table-cell>
          <table:table-cell table:style-name="TableCell40">
            <text:p text:style-name="P41">100226</text:p>
          </table:table-cell>
        </table:table-row>
        <table:table-row table:style-name="TableRow42">
          <table:table-cell table:style-name="TableCell43">
            <text:p text:style-name="P44">Saccharomyces cerevisiae</text:p>
          </table:table-cell>
          <table:table-cell table:style-name="TableCell45">
            <text:p text:style-name="P46">4932</text:p>
          </table:table-cell>
          <table:table-cell table:style-name="TableCell47">
            <text:p text:style-name="P48">4932</text:p>
          </table:table-cell>
        </table:table-row>
        <table:table-row table:style-name="TableRow49">
          <table:table-cell table:style-name="TableCell50">
            <text:p text:style-name="P51">Rubrobacter xylanophilus DSM 9941</text:p>
          </table:table-cell>
          <table:table-cell table:style-name="TableCell52">
            <text:p text:style-name="P53">266117</text:p>
          </table:table-cell>
          <table:table-cell table:style-name="TableCell54">
            <text:p text:style-name="P55">266117</text:p>
          </table:table-cell>
        </table:table-row>
        <table:table-row table:style-name="TableRow56">
          <table:table-cell table:style-name="TableCell57">
            <text:p text:style-name="P58">Halorhodospira halophila*</text:p>
          </table:table-cell>
          <table:table-cell table:style-name="TableCell59">
            <text:p text:style-name="P60">1053</text:p>
          </table:table-cell>
          <table:table-cell table:style-name="TableCell61">
            <text:p text:style-name="P62">349124</text:p>
          </table:table-cell>
        </table:table-row>
      </table:table>
      <text:p text:style-name="P63">*since STRING does not have the species Spiribacter curvatus,<text:s/>we used Halorhodospira halophila as a replacement for this exercise</text:p>
      <text:p text:style-name="P64"/>
      <text:p text:style-name="P65">1.</text:p>
      <text:p text:style-name="P66">Script for calculating average connectivity and plotting degree distribution:</text:p>
      <text:p text:style-name="Standard"><text:span text:style-name="T67">See attachment<text:s/></text:span><text:span text:style-name="T68">network.py</text:span></text:p>
      <text:p text:style-name="P69"/>
      <text:p text:style-name="P70">Usage:<text:tab/>python3 network.py &lt;path to file protein.links.v10.5.txt.gz&gt; &lt;taxon-Id 1&gt; &lt;taxon-Id 2&gt; &lt;taxon-Id 3&gt; &lt;taxon-Id 4&gt; &lt;taxon-Id 5&gt;</text:p>
      <text:p text:style-name="P71"/>
      <text:p text:style-name="P72">Description:<text:tab/>The file takes the protein-protein interaction network file and taxon Ids as inputs and outputs the average connectivity of each interactome. In addition, it plots the degree distribution of each interactome in a log-log scaled scatter plot.</text:p>
      <text:p text:style-name="P73"/>
      <text:p text:style-name="P74">Taxon-Id<text:tab/>Average connectivity</text:p>
      <text:p text:style-name="P75">362663<text:tab/>220.13376906318084</text:p>
      <text:p text:style-name="P76">100226<text:tab/>298.3845057649955</text:p>
      <text:p text:style-name="P77">4932<text:tab/><text:tab/>314.05632921295575</text:p>
      <text:p text:style-name="P78">266117<text:tab/>203.62096516458934</text:p>
      <text:p text:style-name="Standard"><text:span text:style-name="T79">349124</text:span><text:span text:style-name="T80"><text:tab/>159.8170426065162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style:font-name-asian="Liberation Seri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#XU SHUHAN#</dc:creator>
    <meta:creation-date>2018-05-22T11:05:00Z</meta:creation-date>
    <dc:date>2018-05-25T15:49:00Z</dc:date>
    <meta:template xlink:href="Normal.dotm" xlink:type="simple"/>
    <meta:editing-cycles>8</meta:editing-cycles>
    <meta:editing-duration>PT3420S</meta:editing-duration>
    <meta:document-statistic meta:page-count="1" meta:paragraph-count="2" meta:word-count="188" meta:character-count="1261" meta:row-count="8" meta:non-whitespace-character-count="1075"/>
  </office:meta>
</office:document-meta>
</file>